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7.42mm"/>
    </style:style>
    <style:style style:name="co2" style:family="table-column">
      <style:table-column-properties fo:break-before="auto" style:column-width="28.01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9.37mm"/>
    </style:style>
    <style:style style:name="co5" style:family="table-column">
      <style:table-column-properties fo:break-before="auto" style:column-width="31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41mm"/>
    </style:style>
    <style:style style:name="co8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999999"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sim)" style:apply-style-name="Good" style:base-cell-address="Planilha1.H9"/>
      <style:map style:condition="is-true-formula(não)" style:apply-style-name="Bad" style:base-cell-address="Planilha1.H9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zinha&quot;;&quot;Eletrônicos&quot;;&quot;Livros&quot;;&quot;Roupas&quot;)" table:allow-empty-cell="false" table:display-list="sort-ascending" table:base-cell-address="Planilha1.B3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6"/>
        <table:table-column table:style-name="co5" table:default-cell-style-name="ce5"/>
        <table:table-column table:style-name="co6" table:default-cell-style-name="Default"/>
        <table:table-column table:style-name="co7" table:default-cell-style-name="ce9"/>
        <table:table-column table:style-name="co6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RÇAMENTO DE VENDAS</text:p>
          </table:table-cell>
          <table:covered-table-cell table:number-columns-repeated="4" table:style-name="ce3"/>
          <table:table-cell/>
          <table:table-cell table:style-name="ce1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10"/>
        </table:table-row>
        <table:table-row table:style-name="ro1">
          <table:table-cell table:style-name="ce1" office:value-type="string" calcext:value-type="string">
            <text:p>Descrição do item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Valor unitári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Valor total</text:p>
          </table:table-cell>
          <table:table-cell/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Camiseta Feminina Tam. G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2" calcext:value-type="float">
            <text:p>2</text:p>
          </table:table-cell>
          <table:table-cell table:formula="of:=[.C3]*[.D3]" office:value-type="currency" office:currency="BRL" office:value="99.8" calcext:value-type="currency">
            <text:p>R$ 99,80</text:p>
          </table:table-cell>
          <table:table-cell/>
          <table:table-cell office:value-type="string" calcext:value-type="string">
            <text:p>Roupas</text:p>
          </table:table-cell>
          <table:table-cell table:formula="of:=SUMIF([.B3:.B10];&quot;Roupas&quot;;[.D3:.D10])" office:value-type="float" office:value="5" calcext:value-type="float">
            <text:p>5</text:p>
          </table:table-cell>
          <table:table-cell table:style-name="ce5" table:formula="of:=SUMIF([.B3:.B10];&quot;Roupas&quot;;[.E3:.E10])" office:value-type="currency" office:currency="BRL" office:value="463.7" calcext:value-type="currency">
            <text:p>R$ 463,70</text:p>
          </table:table-cell>
        </table:table-row>
        <table:table-row table:style-name="ro1">
          <table:table-cell office:value-type="string" calcext:value-type="string">
            <text:p>Mouse USB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[.C4]*[.D4]" office:value-type="currency" office:currency="BRL" office:value="72" calcext:value-type="currency">
            <text:p>R$ 72,00</text:p>
          </table:table-cell>
          <table:table-cell/>
          <table:table-cell office:value-type="string" calcext:value-type="string">
            <text:p>Eletrônicos</text:p>
          </table:table-cell>
          <table:table-cell table:formula="of:=SUMIF([.B3:.B10];&quot;Eletrônicos&quot;;[.D3:.D10])" office:value-type="float" office:value="4" calcext:value-type="float">
            <text:p>4</text:p>
          </table:table-cell>
          <table:table-cell table:style-name="ce5" table:formula="of:=SUMIF([.B3:.B10];&quot;Eletrônicos&quot;;[.E3:.E10])" office:value-type="currency" office:currency="BRL" office:value="279" calcext:value-type="currency">
            <text:p>R$ 279,00</text:p>
          </table:table-cell>
        </table:table-row>
        <table:table-row table:style-name="ro1">
          <table:table-cell office:value-type="string" calcext:value-type="string">
            <text:p>A garota do lago – Charlie Donlea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2" calcext:value-type="float">
            <text:p>2</text:p>
          </table:table-cell>
          <table:table-cell table:formula="of:=[.C5]*[.D5]" office:value-type="currency" office:currency="BRL" office:value="14.2" calcext:value-type="currency">
            <text:p>R$ 14,20</text:p>
          </table:table-cell>
          <table:table-cell/>
          <table:table-cell office:value-type="string" calcext:value-type="string">
            <text:p>Cozinha</text:p>
          </table:table-cell>
          <table:table-cell table:formula="of:=SUMIF([.B3:.B10];&quot;Cozinha&quot;;[.D3:.D10])" office:value-type="float" office:value="1" calcext:value-type="float">
            <text:p>1</text:p>
          </table:table-cell>
          <table:table-cell table:style-name="ce5" table:formula="of:=SUMIF([.B3:.B10];&quot;Cozinha&quot;;[.E3:.E10])" office:value-type="currency" office:currency="BRL" office:value="73.9" calcext:value-type="currency">
            <text:p>R$ 73,90</text:p>
          </table:table-cell>
        </table:table-row>
        <table:table-row table:style-name="ro1">
          <table:table-cell office:value-type="string" calcext:value-type="string">
            <text:p>O lado feio do amor – Colleen Hoover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BRL" office:value="47.8" calcext:value-type="currency">
            <text:p>R$ 47,80</text:p>
          </table:table-cell>
          <table:table-cell/>
          <table:table-cell office:value-type="string" calcext:value-type="string">
            <text:p>Livros</text:p>
          </table:table-cell>
          <table:table-cell table:formula="of:=SUMIF([.B3:.B10];&quot;Livros&quot;;[.D3:.D10])" office:value-type="float" office:value="4" calcext:value-type="float">
            <text:p>4</text:p>
          </table:table-cell>
          <table:table-cell table:style-name="ce5" table:formula="of:=SUMIF([.B3:.B10];&quot;Livros&quot;;[.E3:.E10])" office:value-type="currency" office:currency="BRL" office:value="62" calcext:value-type="currency">
            <text:p>R$ 62,00</text:p>
          </table:table-cell>
        </table:table-row>
        <table:table-row table:style-name="ro1">
          <table:table-cell office:value-type="string" calcext:value-type="string">
            <text:p>Chaleira elétrica 220V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BRL" office:value="73.9" calcext:value-type="currency">
            <text:p>R$ 73,90</text:p>
          </table:table-cell>
          <table:table-cell/>
          <table:table-cell table:style-name="Default"/>
          <table:table-cell table:style-name="ce11" table:number-columns-repeated="2"/>
        </table:table-row>
        <table:table-row table:style-name="ro1">
          <table:table-cell office:value-type="string" calcext:value-type="string">
            <text:p>Fone de ouvido JBL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BRL" office:value="207" calcext:value-type="currency">
            <text:p>R$ 207,00</text:p>
          </table:table-cell>
          <table:table-cell/>
          <table:table-cell office:value-type="string" calcext:value-type="string" table:number-columns-spanned="2" table:number-rows-spanned="1">
            <text:p>FORMAS DE PAGAMENTO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Bolsa feminina – Modelo Rainbow Sunset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[.C9]*[.D9]" office:value-type="currency" office:currency="BRL" office:value="214" calcext:value-type="currency">
            <text:p>R$ 214,00</text:p>
          </table:table-cell>
          <table:table-cell/>
          <table:table-cell office:value-type="string" calcext:value-type="string">
            <text:p>2x sem juros</text:p>
          </table:table-cell>
          <table:table-cell table:style-name="ce12" table:formula="of:=IF([.E11]&gt;=3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ênis Coca-Cola Shoes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49.9" calcext:value-type="currency">
            <text:p>R$ 149,9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BRL" office:value="149.9" calcext:value-type="currency">
            <text:p>R$ 149,90</text:p>
          </table:table-cell>
          <table:table-cell/>
          <table:table-cell office:value-type="string" calcext:value-type="string">
            <text:p>3x sem juros</text:p>
          </table:table-cell>
          <table:table-cell table:style-name="ce12" table:formula="of:=IF([.E11]&gt;=5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ce1" office:value-type="string" calcext:value-type="string">
            <text:p>TOTAL</text:p>
          </table:table-cell>
          <table:table-cell table:style-name="ce7" table:formula="of:=SUM([.D3:.D10]) &amp; &quot; un.&quot;" office:value-type="string" office:string-value="14 un." calcext:value-type="string">
            <text:p>14 un.</text:p>
          </table:table-cell>
          <table:table-cell table:style-name="ce8" table:formula="of:=SUM([.E3:.E10])" office:value-type="currency" office:currency="BRL" office:value="878.6" calcext:value-type="currency">
            <text:p>R$ 878,60</text:p>
          </table:table-cell>
          <table:table-cell/>
          <table:table-cell office:value-type="string" calcext:value-type="string">
            <text:p>5x sem juros</text:p>
          </table:table-cell>
          <table:table-cell table:style-name="ce12" table:formula="of:=IF([.E11]&gt;=7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10x sem juros</text:p>
          </table:table-cell>
          <table:table-cell table:style-name="ce12" table:formula="of:=IF([.E11]&gt;=1000;&quot;SIM&quot;;&quot;NÃO&quot;)" office:value-type="string" office:string-value="NÃO" calcext:value-type="string">
            <text:p>NÃO</text:p>
          </table:table-cell>
          <table:table-cell/>
        </table:table-row>
        <calcext:conditional-formats>
          <calcext:conditional-format calcext:target-range-address="Planilha1.H9:Planilha1.H12">
            <calcext:condition calcext:apply-style-name="Good" calcext:value="formula-is(sim)" calcext:base-cell-address="Planilha1.H9"/>
            <calcext:condition calcext:apply-style-name="Bad" calcext:value="formula-is(não)" calcext:base-cell-address="Planilha1.H9"/>
          </calcext:conditional-format>
          <calcext:conditional-format calcext:target-range-address="Planilha1.H9:Planilha1.H12">
            <calcext:condition calcext:apply-style-name="Good" calcext:value="=&quot;SIM&quot;" calcext:base-cell-address="Planilha1.H9"/>
            <calcext:condition calcext:apply-style-name="Bad" calcext:value="=&quot;NÃO&quot;" calcext:base-cell-address="Planilha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4T19:22:58.876000000</meta:creation-date>
    <dc:date>2022-05-24T22:05:11.962000000</dc:date>
    <meta:editing-duration>PT10M39S</meta:editing-duration>
    <meta:editing-cycles>1</meta:editing-cycles>
    <meta:document-statistic meta:table-count="1" meta:cell-count="74" meta:object-count="0"/>
    <meta:generator>LibreOffice/6.3.3.2$Windows_X86_64 LibreOffice_project/a64200df03143b798afd1ec74a12ab50359878ed</meta:generator>
  </office:meta>
</office:document-meta>
</file>